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Sans1"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64cm"/>
    </style:style>
    <style:style style:name="co2" style:family="table-column">
      <style:table-column-properties fo:break-before="auto" style:column-width="9.994cm"/>
    </style:style>
    <style:style style:name="co3" style:family="table-column">
      <style:table-column-properties fo:break-before="auto" style:column-width="0.504cm"/>
    </style:style>
    <style:style style:name="co4" style:family="table-column">
      <style:table-column-properties fo:break-before="auto" style:column-width="1.891cm"/>
    </style:style>
    <style:style style:name="co5" style:family="table-column">
      <style:table-column-properties fo:break-before="auto" style:column-width="18.098cm"/>
    </style:style>
    <style:style style:name="co6" style:family="table-column">
      <style:table-column-properties fo:break-before="auto" style:column-width="3.806cm"/>
    </style:style>
    <style:style style:name="co7" style:family="table-column">
      <style:table-column-properties fo:break-before="auto" style:column-width="3.889cm"/>
    </style:style>
    <style:style style:name="co8" style:family="table-column">
      <style:table-column-properties fo:break-before="auto" style:column-width="0.893cm"/>
    </style:style>
    <style:style style:name="co9" style:family="table-column">
      <style:table-column-properties fo:break-before="auto" style:column-width="2.792cm"/>
    </style:style>
    <style:style style:name="co10" style:family="table-column">
      <style:table-column-properties fo:break-before="auto" style:column-width="30.704cm"/>
    </style:style>
    <style:style style:name="co11" style:family="table-column">
      <style:table-column-properties fo:break-before="auto" style:column-width="2.267cm"/>
    </style:style>
    <style:style style:name="co12" style:family="table-column">
      <style:table-column-properties fo:break-before="auto" style:column-width="3.473cm"/>
    </style:style>
    <style:style style:name="ro1" style:family="table-row">
      <style:table-row-properties style:row-height="0.559cm" fo:break-before="auto" style:use-optimal-row-height="true"/>
    </style:style>
    <style:style style:name="ro2" style:family="table-row">
      <style:table-row-properties style:row-height="0.579cm" fo:break-before="auto" style:use-optimal-row-height="true"/>
    </style:style>
    <style:style style:name="ta1" style:family="table" style:master-page-name="Default">
      <style:table-properties table:display="true" style:writing-mode="lr-tb"/>
    </style:style>
    <number:date-style style:name="N50" number:automatic-order="true" number:format-source="language">
      <number:year/>
      <number:text>-</number:text>
      <number:month/>
      <number:text>-</number:text>
      <number:day/>
      <number:text> </number:text>
      <number:hours number:style="long"/>
      <number:text>:</number:text>
      <number:minutes number:style="long"/>
    </number:date-style>
    <style:style style:name="ce1" style:family="table-cell" style:parent-style-name="Default">
      <style:text-properties style:use-window-font-color="true" style:text-outline="false" style:text-line-through-style="none" style:font-name="Arial1" fo:font-size="10pt" fo:language="hu" fo:country="HU" fo:font-style="normal" fo:text-shadow="none" style:text-underline-style="none" fo:font-weight="normal" style:text-underline-mode="continuous" style:text-line-through-mode="continuous" style:font-name-asian="DejaVuSans" style:font-size-asian="10pt" style:language-asian="zxx" style:country-asian="none" style:font-style-asian="normal" style:font-weight-asian="normal" style:font-name-complex="Times" style:font-size-complex="10pt" style:language-complex="en" style:country-complex="US" style:font-style-complex="normal" style:font-weight-complex="normal" style:text-emphasize="none" style:font-relief="none"/>
    </style:style>
    <style:style style:name="ce2" style:family="table-cell" style:parent-style-name="Default" style:data-style-name="N50"/>
  </office:automatic-styles>
  <office:body>
    <office:spreadsheet>
      <table:table table:name="Munkalap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3" table:default-cell-style-name="Default"/>
        <table:table-column table:style-name="co12" table:default-cell-style-name="Default"/>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pt-BR</text:p>
          </table:table-cell>
          <table:table-cell office:value-type="string">
            <text:p>Contém</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pt-BR</text:p>
          </table:table-cell>
          <table:table-cell office:value-type="string">
            <text:p>Não contém</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pt-BR</text:p>
          </table:table-cell>
          <table:table-cell office:value-type="string">
            <text:p>Começa com</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pt-BR</text:p>
          </table:table-cell>
          <table:table-cell office:value-type="string">
            <text:p>Termina com</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pt-BR</text:p>
          </table:table-cell>
          <table:table-cell office:value-type="string">
            <text:p>Contém</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pt-BR</text:p>
          </table:table-cell>
          <table:table-cell office:value-type="string">
            <text:p>Não contém</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pt-BR</text:p>
          </table:table-cell>
          <table:table-cell office:value-type="string">
            <text:p>Começa com</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pt-BR</text:p>
          </table:table-cell>
          <table:table-cell office:value-type="string">
            <text:p>Termina com</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pt-BR</text:p>
          </table:table-cell>
          <table:table-cell office:value-type="string">
            <text:p>Contém</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pt-BR</text:p>
          </table:table-cell>
          <table:table-cell office:value-type="string">
            <text:p>Não contém</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pt-BR</text:p>
          </table:table-cell>
          <table:table-cell office:value-type="string">
            <text:p>Começa com</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pt-BR</text:p>
          </table:table-cell>
          <table:table-cell office:value-type="string">
            <text:p>Termina com</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en-US</text:p>
          </table:table-cell>
          <table:table-cell office:value-type="string">
            <text:p>Insert Not~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pt-BR</text:p>
          </table:table-cell>
          <table:table-cell office:value-type="string">
            <text:p>In~erir not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en-US</text:p>
          </table:table-cell>
          <table:table-cell office:value-type="string">
            <text:p>Enable ~natural sort</text:p>
          </table:table-cell>
          <table:table-cell table:number-columns-repeated="3"/>
          <table:table-cell office:value-type="string">
            <text:p>20060218 15:28:3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pt-BR</text:p>
          </table:table-cell>
          <table:table-cell office:value-type="string">
            <text:p>Habilitar ordenamento ~natural</text:p>
          </table:table-cell>
          <table:table-cell table:number-columns-repeated="3"/>
          <table:table-cell office:value-type="string">
            <text:p>20060218 15:28:33 </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en-US</text:p>
          </table:table-cell>
          <table:table-cell office:value-type="string">
            <text:p>Save ~Graphic...</text:p>
          </table:table-cell>
          <table:table-cell table:number-columns-repeated="3"/>
          <table:table-cell office:value-type="string">
            <text:p>20051112 14:45:13</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pt-BR</text:p>
          </table:table-cell>
          <table:table-cell office:value-type="string">
            <text:p>Salvar ~Gráfico...</text:p>
          </table:table-cell>
          <table:table-cell table:number-columns-repeated="3"/>
          <table:table-cell office:value-type="string">
            <text:p>20051112 14:45:13</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en-US</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pt-BR</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en-US</text:p>
          </table:table-cell>
          <table:table-cell office:value-type="string">
            <text:p>Enable natural sor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pt-BR</text:p>
          </table:table-cell>
          <table:table-cell office:value-type="string">
            <text:p>Habilitar ordenamento natural</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en-US</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pt-BR</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11 17:16:46</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en-US</text:p>
          </table:table-cell>
          <table:table-cell office:value-type="string">
            <text:p>Accessori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pt-BR</text:p>
          </table:table-cell>
          <table:table-cell office:value-type="string">
            <text:p>Acessório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en-US</text:p>
          </table:table-cell>
          <table:table-cell office:value-type="string">
            <text:p>Useful %PRODUCTNAME accessories including various Galleries, Templates, Sample documents and 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pt-BR</text:p>
          </table:table-cell>
          <table:table-cell office:value-type="string">
            <text:p>Complementos úteis para %PRODUCTNAME incluindo Galerias, Modelos, Documentos de exemplo e Fon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Galler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pt-BR</text:p>
          </table:table-cell>
          <table:table-cell office:value-type="string">
            <text:p>Galeria</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The %PRODUCTNAME Gallery contains more than 2900 element in various them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pt-BR</text:p>
          </table:table-cell>
          <table:table-cell office:value-type="string">
            <text:p>A Galeria de %PRODUCTNAME contém mais de 2900 elementos em vários tema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pt-BR</text:p>
          </table:table-cell>
          <table:table-cell office:value-type="string">
            <text:p>Modelo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Create perfect documents within seconds with document 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pt-BR</text:p>
          </table:table-cell>
          <table:table-cell office:value-type="string">
            <text:p>Crie documentos perfeitos em segundos com modelos de documento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pt-BR</text:p>
          </table:table-cell>
          <table:table-cell office:value-type="string">
            <text:p>Exemplos de documento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 are good for learning.</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pt-BR</text:p>
          </table:table-cell>
          <table:table-cell office:value-type="string">
            <text:p>Exemplos de documentos são bons para estudo.</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pt-BR</text:p>
          </table:table-cell>
          <table:table-cell office:value-type="string">
            <text:p>Documentaçõ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PRODUCTNAME 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pt-BR</text:p>
          </table:table-cell>
          <table:table-cell office:value-type="string">
            <text:p>Documentação de %PRODUCTNAM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Advertisemen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pt-BR</text:p>
          </table:table-cell>
          <table:table-cell office:value-type="string">
            <text:p>Publicidad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PRODUCTNAME advertisement material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pt-BR</text:p>
          </table:table-cell>
          <table:table-cell office:value-type="string">
            <text:p>Material de publicidade de %PRODUCTNAM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pt-BR</text:p>
          </table:table-cell>
          <table:table-cell office:value-type="string">
            <text:p>Fon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Additional fonts for %PRODUCTNAME and other applic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pt-BR</text:p>
          </table:table-cell>
          <table:table-cell office:value-type="string">
            <text:p>Fontes adicionais para %PRODUCTNAME e outras aplicaçõ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pt-BR</text:p>
          </table:table-cell>
          <table:table-cell office:value-type="string">
            <text:p>Importar SVG</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upport for 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pt-BR</text:p>
          </table:table-cell>
          <table:table-cell office:value-type="string">
            <text:p>Suporte de importação de SVG</text:p>
          </table:table-cell>
          <table:table-cell table:number-columns-repeated="3"/>
          <table:table-cell office:value-type="string">
            <text:p>20051112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User's manual</text:p>
          </table:table-cell>
          <table:table-cell table:number-columns-repeated="3"/>
          <table:table-cell office:value-type="string">
            <text:p>20050706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pt-BR</text:p>
          </table:table-cell>
          <table:table-cell office:value-type="string">
            <text:p>Manual do usuário</text:p>
          </table:table-cell>
          <table:table-cell table:number-columns-repeated="3"/>
          <table:table-cell office:value-type="string">
            <text:p>20060706 14:45:13</text:p>
          </table:table-cell>
        </table:table-row>
        <table:table-row table:style-name="ro1">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en-US</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1">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pt-BR</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ile-flip</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lipping tile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ile-flip</text:p>
          </table:table-cell>
          <table:table-cell office:value-type="string">
            <text:p>Label</text:p>
          </table:table-cell>
          <table:table-cell table:number-columns-repeated="2"/>
          <table:table-cell office:value-type="float" office:value="0">
            <text:p>0</text:p>
          </table:table-cell>
          <table:table-cell office:value-type="string">
            <text:p>pt-BR</text:p>
          </table:table-cell>
          <table:table-cell office:value-type="string">
            <text:p>Forduló cserepek</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out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Outside turning cub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outside-cube</text:p>
          </table:table-cell>
          <table:table-cell office:value-type="string">
            <text:p>Label</text:p>
          </table:table-cell>
          <table:table-cell table:number-columns-repeated="2"/>
          <table:table-cell office:value-type="float" office:value="0">
            <text:p>0</text:p>
          </table:table-cell>
          <table:table-cell office:value-type="string">
            <text:p>pt-BR</text:p>
          </table:table-cell>
          <table:table-cell office:value-type="string">
            <text:p>Forduló kockára tekintv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evolving-circle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evolving circle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evolving-circles</text:p>
          </table:table-cell>
          <table:table-cell office:value-type="string">
            <text:p>Label</text:p>
          </table:table-cell>
          <table:table-cell table:number-columns-repeated="2"/>
          <table:table-cell office:value-type="float" office:value="0">
            <text:p>0</text:p>
          </table:table-cell>
          <table:table-cell office:value-type="string">
            <text:p>pt-BR</text:p>
          </table:table-cell>
          <table:table-cell office:value-type="string">
            <text:p>Keringő körök</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ing-helix</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ing helix</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ing-helix</text:p>
          </table:table-cell>
          <table:table-cell office:value-type="string">
            <text:p>Label</text:p>
          </table:table-cell>
          <table:table-cell table:number-columns-repeated="2"/>
          <table:table-cell office:value-type="float" office:value="0">
            <text:p>0</text:p>
          </table:table-cell>
          <table:table-cell office:value-type="string">
            <text:p>pt-BR</text:p>
          </table:table-cell>
          <table:table-cell office:value-type="string">
            <text:p>Spiráltekerc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n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nside turning cub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nside-cube</text:p>
          </table:table-cell>
          <table:table-cell office:value-type="string">
            <text:p>Label</text:p>
          </table:table-cell>
          <table:table-cell table:number-columns-repeated="2"/>
          <table:table-cell office:value-type="float" office:value="0">
            <text:p>0</text:p>
          </table:table-cell>
          <table:table-cell office:value-type="string">
            <text:p>pt-BR</text:p>
          </table:table-cell>
          <table:table-cell office:value-type="string">
            <text:p>Forduló kockában</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all</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al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all</text:p>
          </table:table-cell>
          <table:table-cell office:value-type="string">
            <text:p>Label</text:p>
          </table:table-cell>
          <table:table-cell table:number-columns-repeated="2"/>
          <table:table-cell office:value-type="float" office:value="0">
            <text:p>0</text:p>
          </table:table-cell>
          <table:table-cell office:value-type="string">
            <text:p>pt-BR</text:p>
          </table:table-cell>
          <table:table-cell office:value-type="string">
            <text:p>Ledönté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aroun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around</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around</text:p>
          </table:table-cell>
          <table:table-cell office:value-type="string">
            <text:p>Label</text:p>
          </table:table-cell>
          <table:table-cell table:number-columns-repeated="2"/>
          <table:table-cell office:value-type="float" office:value="0">
            <text:p>0</text:p>
          </table:table-cell>
          <table:table-cell office:value-type="string">
            <text:p>pt-BR</text:p>
          </table:table-cell>
          <table:table-cell office:value-type="string">
            <text:p>Átforgatá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ri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ri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ris</text:p>
          </table:table-cell>
          <table:table-cell office:value-type="string">
            <text:p>Label</text:p>
          </table:table-cell>
          <table:table-cell table:number-columns-repeated="2"/>
          <table:table-cell office:value-type="float" office:value="0">
            <text:p>0</text:p>
          </table:table-cell>
          <table:table-cell office:value-type="string">
            <text:p>pt-BR</text:p>
          </table:table-cell>
          <table:table-cell table:style-name="ce1" office:value-type="string">
            <text:p>Írisz </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down</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down</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down</text:p>
          </table:table-cell>
          <table:table-cell office:value-type="string">
            <text:p>Label</text:p>
          </table:table-cell>
          <table:table-cell table:number-columns-repeated="2"/>
          <table:table-cell office:value-type="float" office:value="0">
            <text:p>0</text:p>
          </table:table-cell>
          <table:table-cell office:value-type="string">
            <text:p>pt-BR</text:p>
          </table:table-cell>
          <table:table-cell office:value-type="string">
            <text:p>Lehajtá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ochad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ochad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ochade</text:p>
          </table:table-cell>
          <table:table-cell office:value-type="string">
            <text:p>Label</text:p>
          </table:table-cell>
          <table:table-cell table:number-columns-repeated="2"/>
          <table:table-cell office:value-type="float" office:value="0">
            <text:p>0</text:p>
          </table:table-cell>
          <table:table-cell office:value-type="string">
            <text:p>pt-BR</text:p>
          </table:table-cell>
          <table:table-cell office:value-type="string">
            <text:p>Kicserélé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v</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Vertica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v</text:p>
          </table:table-cell>
          <table:table-cell office:value-type="string">
            <text:p>Label</text:p>
          </table:table-cell>
          <table:table-cell table:number-columns-repeated="2"/>
          <table:table-cell office:value-type="float" office:value="0">
            <text:p>0</text:p>
          </table:table-cell>
          <table:table-cell office:value-type="string">
            <text:p>pt-BR</text:p>
          </table:table-cell>
          <table:table-cell office:value-type="string">
            <text:p>Vízszintes reklámtábla</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h</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Horizonta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h</text:p>
          </table:table-cell>
          <table:table-cell office:value-type="string">
            <text:p>Label</text:p>
          </table:table-cell>
          <table:table-cell table:number-columns-repeated="2"/>
          <table:table-cell office:value-type="float" office:value="0">
            <text:p>0</text:p>
          </table:table-cell>
          <table:table-cell office:value-type="string">
            <text:p>pt-BR</text:p>
          </table:table-cell>
          <table:table-cell office:value-type="string">
            <text:p>Függőleges reklámtábla</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static</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Static</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static</text:p>
          </table:table-cell>
          <table:table-cell office:value-type="string">
            <text:p>Label</text:p>
          </table:table-cell>
          <table:table-cell table:number-columns-repeated="2"/>
          <table:table-cell office:value-type="float" office:value="0">
            <text:p>0</text:p>
          </table:table-cell>
          <table:table-cell office:value-type="string">
            <text:p>pt-BR</text:p>
          </table:table-cell>
          <table:table-cell office:value-type="string">
            <text:p>Állandó</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inedissolv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ine Dissolv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inedissolve</text:p>
          </table:table-cell>
          <table:table-cell office:value-type="string">
            <text:p>Label</text:p>
          </table:table-cell>
          <table:table-cell table:number-columns-repeated="2"/>
          <table:table-cell office:value-type="float" office:value="0">
            <text:p>0</text:p>
          </table:table-cell>
          <table:table-cell office:value-type="string">
            <text:p>pt-BR</text:p>
          </table:table-cell>
          <table:table-cell office:value-type="string">
            <text:p>Finom szórá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oggle Grid Lines for Current Sheet</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pt-BR</text:p>
          </table:table-cell>
          <table:table-cell office:value-type="string">
            <text:p>Cellarács ki- és bekapcsolása</text:p>
          </table:table-cell>
          <table:table-cell table:number-columns-repeated="3"/>
          <table:table-cell table:style-name="ce2" office:value-type="date" office:date-value="2002-02-02T02:02:02">
            <text:p>02-02-02 02:02</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en-US</text:p>
          </table:table-cell>
          <table:table-cell office:value-type="string">
            <text:p>Optimization Sol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pt-BR</text:p>
          </table:table-cell>
          <table:table-cell office:value-type="string">
            <text:p>Optimalizáló megoldó</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en-US</text:p>
          </table:table-cell>
          <table:table-cell office:value-type="string">
            <text:p>Mod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pt-BR</text:p>
          </table:table-cell>
          <table:table-cell office:value-type="string">
            <text:p>Model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en-US</text:p>
          </table:table-cell>
          <table:table-cell office:value-type="string">
            <text:p>Targ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pt-BR</text:p>
          </table:table-cell>
          <table:table-cell office:value-type="string">
            <text:p>Eredmény</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en-US</text:p>
          </table:table-cell>
          <table:table-cell office:value-type="string">
            <text:p>Goa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pt-BR</text:p>
          </table:table-cell>
          <table:table-cell office:value-type="string">
            <text:p>Cé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en-US</text:p>
          </table:table-cell>
          <table:table-cell office:value-type="string">
            <text:p>Maximiz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pt-BR</text:p>
          </table:table-cell>
          <table:table-cell office:value-type="string">
            <text:p>Maximalizá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en-US</text:p>
          </table:table-cell>
          <table:table-cell office:value-type="string">
            <text:p>Minimiz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pt-BR</text:p>
          </table:table-cell>
          <table:table-cell office:value-type="string">
            <text:p>Minimalizá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en-US</text:p>
          </table:table-cell>
          <table:table-cell office:value-type="string">
            <text:p>By changing cell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pt-BR</text:p>
          </table:table-cell>
          <table:table-cell office:value-type="string">
            <text:p>Megváltoztatandó cellá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en-US</text:p>
          </table:table-cell>
          <table:table-cell office:value-type="string">
            <text:p>Subject to the constraint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pt-BR</text:p>
          </table:table-cell>
          <table:table-cell office:value-type="string">
            <text:p>Kényszerítő tényező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pt-BR</text:p>
          </table:table-cell>
          <table:table-cell office:value-type="string">
            <text:p>Kényszerítő</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en-US</text:p>
          </table:table-cell>
          <table:table-cell office:value-type="string">
            <text:p>Cell Referenc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pt-BR</text:p>
          </table:table-cell>
          <table:table-cell office:value-type="string">
            <text:p>Cellahivatkoz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pt-BR</text:p>
          </table:table-cell>
          <table:table-cell office:value-type="string">
            <text:p>Kényszerítő</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en-US</text:p>
          </table:table-cell>
          <table:table-cell office:value-type="string">
            <text:p>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pt-BR</text:p>
          </table:table-cell>
          <table:table-cell office:value-type="string">
            <text:p>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en-US</text:p>
          </table:table-cell>
          <table:table-cell office:value-type="string">
            <text:p>Canc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pt-BR</text:p>
          </table:table-cell>
          <table:table-cell office:value-type="string">
            <text:p>Még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en-US</text:p>
          </table:table-cell>
          <table:table-cell office:value-type="string">
            <text:p>The reference and constraint ranges do not match.</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pt-BR</text:p>
          </table:table-cell>
          <table:table-cell office:value-type="string">
            <text:p>A cellahivatkozás és a kényszerítőktartományai nem egyeznek meg.</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en-US</text:p>
          </table:table-cell>
          <table:table-cell office:value-type="string">
            <text:p>Ad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pt-BR</text:p>
          </table:table-cell>
          <table:table-cell office:value-type="string">
            <text:p>Hozzáad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en-US</text:p>
          </table:table-cell>
          <table:table-cell office:value-type="string">
            <text:p>Chang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pt-BR</text:p>
          </table:table-cell>
          <table:table-cell office:value-type="string">
            <text:p>Módosít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en-US</text:p>
          </table:table-cell>
          <table:table-cell office:value-type="string">
            <text:p>Delet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pt-BR</text:p>
          </table:table-cell>
          <table:table-cell office:value-type="string">
            <text:p>Törlé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en-US</text:p>
          </table:table-cell>
          <table:table-cell office:value-type="string">
            <text:p>Solv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pt-BR</text:p>
          </table:table-cell>
          <table:table-cell office:value-type="string">
            <text:p>Megold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en-US</text:p>
          </table:table-cell>
          <table:table-cell office:value-type="string">
            <text:p>Res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pt-BR</text:p>
          </table:table-cell>
          <table:table-cell office:value-type="string">
            <text:p>Alapállapo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pt-BR</text:p>
          </table:table-cell>
          <table:table-cell office:value-type="string">
            <text:p>Beállítás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en-US</text:p>
          </table:table-cell>
          <table:table-cell office:value-type="string">
            <text:p>Sav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pt-BR</text:p>
          </table:table-cell>
          <table:table-cell office:value-type="string">
            <text:p>Menté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en-US</text:p>
          </table:table-cell>
          <table:table-cell office:value-type="string">
            <text:p>Loa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pt-BR</text:p>
          </table:table-cell>
          <table:table-cell office:value-type="string">
            <text:p>Megnyit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en-US</text:p>
          </table:table-cell>
          <table:table-cell office:value-type="string">
            <text:p>Clo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pt-BR</text:p>
          </table:table-cell>
          <table:table-cell office:value-type="string">
            <text:p>Bezár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en-US</text:p>
          </table:table-cell>
          <table:table-cell office:value-type="string">
            <text:p>Solution could not be foun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pt-BR</text:p>
          </table:table-cell>
          <table:table-cell office:value-type="string">
            <text:p>Nem sikerült megoldást találni.</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en-US</text:p>
          </table:table-cell>
          <table:table-cell office:value-type="string">
            <text:p>Solution foun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pt-BR</text:p>
          </table:table-cell>
          <table:table-cell office:value-type="string">
            <text:p>Sikerült megtalálni a megoldás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en-US</text:p>
          </table:table-cell>
          <table:table-cell office:value-type="string">
            <text:p>Cell geometries diff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pt-BR</text:p>
          </table:table-cell>
          <table:table-cell office:value-type="string">
            <text:p>A cellák összeállítása eltérő.</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en-US</text:p>
          </table:table-cell>
          <table:table-cell office:value-type="string">
            <text:p>Maximum iteration reache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pt-BR</text:p>
          </table:table-cell>
          <table:table-cell office:value-type="string">
            <text:p>A közelítés lépésszáma elérte a maximális érték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en-US</text:p>
          </table:table-cell>
          <table:table-cell office:value-type="string">
            <text:p>Standard exception caugh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pt-BR</text:p>
          </table:table-cell>
          <table:table-cell office:value-type="string">
            <text:p>Általános kivételi hiba.</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en-US</text:p>
          </table:table-cell>
          <table:table-cell office:value-type="string">
            <text:p>Iteration timed ou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pt-BR</text:p>
          </table:table-cell>
          <table:table-cell office:value-type="string">
            <text:p>A közelítés időtúllépést okozot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en-US</text:p>
          </table:table-cell>
          <table:table-cell office:value-type="string">
            <text:p>Goal is not s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pt-BR</text:p>
          </table:table-cell>
          <table:table-cell office:value-type="string">
            <text:p>Nincsen megadva cé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pt-BR</text:p>
          </table:table-cell>
          <table:table-cell office:value-type="string">
            <text:p>Beállítás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en-US</text:p>
          </table:table-cell>
          <table:table-cell office:value-type="string">
            <text:p>Assume linear mod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pt-BR</text:p>
          </table:table-cell>
          <table:table-cell office:value-type="string">
            <text:p>Lineáris modell alkalmazása</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en-US</text:p>
          </table:table-cell>
          <table:table-cell office:value-type="string">
            <text:p>Allow only positive value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pt-BR</text:p>
          </table:table-cell>
          <table:table-cell office:value-type="string">
            <text:p>Kizárólag pozitív értékek engedélyezé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en-US</text:p>
          </table:table-cell>
          <table:table-cell office:value-type="string">
            <text:p>Allow only integer value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pt-BR</text:p>
          </table:table-cell>
          <table:table-cell office:value-type="string">
            <text:p>Kizárólag egész értékek engedélyezé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pt-BR</text:p>
          </table:table-cell>
          <table:table-cell office:value-type="string">
            <text:p>Megoldó</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pt-BR</text:p>
          </table:table-cell>
          <table:table-cell office:value-type="string">
            <text:p>Megoldó</text:p>
          </table:table-cell>
          <table:table-cell table:number-columns-repeated="3"/>
          <table:table-cell office:value-type="string">
            <text:p>20071010 14:10:23</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Sans1"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hu" number:country="HU">Ft</number:currency-symbol>
    </number:currency-style>
    <number:currency-style style:name="N107">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Oldal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3-16">2008.03.16</text:date>, <text:time>08:23:15</text:time></text:p>
        </style:region-right>
      </style:header>
      <style:header-left style:display="false"/>
      <style:footer>
        <text:p>Oldal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meta:creation-date>2007-06-20T13:26:23</meta:creation-date>
    <dc:creator>AgentK</dc:creator>
    <dc:date>2008-03-16T08:23:15</dc:date>
    <meta:editing-cycles>23</meta:editing-cycles>
    <meta:editing-duration>PT3M17S</meta:editing-duration>
    <meta:user-defined meta:name="Info 1"/>
    <meta:user-defined meta:name="Info 2"/>
    <meta:user-defined meta:name="Info 3"/>
    <meta:user-defined meta:name="Info 4"/>
    <meta:document-statistic meta:table-count="1" meta:cell-count="1636"/>
  </office:meta>
</office:document-meta>
</file>